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72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638153" table:style-name="ce3">
            <text:p>63815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ducing the Risk Conference</text:p>
            <text:p>Age UK Oxfordshire</text:p>
          </table:table-cell>
          <table:table-cell office:value-type="date" office:date-value="2024-03-12T00:00:00" table:style-name="ce5">
            <text:p>12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68" table:style-name="ce7">
            <text:p>6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0.6" table:style-name="ce8">
            <text:p>30.6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8157" table:style-name="ce3">
            <text:p>63815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</table:table-cell>
          <table:table-cell office:value-type="date" office:date-value="2024-03-14T00:00:00" table:style-name="ce5">
            <text:p>14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Sulhamstead / TVP Training Cnt</text:p>
          </table:table-cell>
          <table:table-cell office:value-type="string" table:style-name="ce6">
            <text:p>Headquarters</text:p>
          </table:table-cell>
          <table:table-cell office:value-type="float" office:value="75" table:style-name="ce7">
            <text:p>7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3.75" table:style-name="ce8">
            <text:p>33.75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8160" table:style-name="ce3">
            <text:p>63816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ice &amp; Crime Panel</text:p>
            <text:p>Youth Concern</text:p>
          </table:table-cell>
          <table:table-cell office:value-type="date" office:date-value="2024-03-15T00:00:00" table:style-name="ce5">
            <text:p>15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79" table:style-name="ce7">
            <text:p>7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5.549999999999997" table:style-name="ce8">
            <text:p>35.55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38165" table:style-name="ce3">
            <text:p>63816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merindis meeting</text:p>
          </table:table-cell>
          <table:table-cell office:value-type="date" office:date-value="2024-03-18T00:00:00" table:style-name="ce5">
            <text:p>18-Mar-24</text:p>
          </table:table-cell>
          <table:table-cell office:value-type="string" table:style-name="ce6">
            <text:p>Headquarters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8" table:style-name="ce7">
            <text:p>9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4.1" table:style-name="ce8">
            <text:p>44.1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38167" table:style-name="ce3">
            <text:p>63816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endover</text:p>
            <text:p>Edge Housing</text:p>
            <text:p>Berkshire Community Foundation</text:p>
          </table:table-cell>
          <table:table-cell office:value-type="date" office:date-value="2024-03-19T00:00:00" table:style-name="ce5">
            <text:p>19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67" table:style-name="ce7">
            <text:p>16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5.150000000000006" table:style-name="ce8">
            <text:p>75.15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38168" table:style-name="ce3">
            <text:p>63816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ural Crime Uplift</text:p>
            <text:p>Restart Board</text:p>
            <text:p>Woodley Central WI</text:p>
          </table:table-cell>
          <table:table-cell office:value-type="date" office:date-value="2024-03-21T00:00:00" table:style-name="ce5">
            <text:p>21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36" table:style-name="ce7">
            <text:p>13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1.2" table:style-name="ce8">
            <text:p>61.2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5">
          <table:table-cell office:value-type="float" office:value="638169" table:style-name="ce3">
            <text:p>63816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amekeepers Conference</text:p>
            <text:p>Hope After Harm Awards</text:p>
          </table:table-cell>
          <table:table-cell office:value-type="date" office:date-value="2024-03-22T00:00:00" table:style-name="ce5">
            <text:p>22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29" table:style-name="ce7">
            <text:p>12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8.05" table:style-name="ce8">
            <text:p>58.05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38170" table:style-name="ce3">
            <text:p>63817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xon High Sheriff</text:p>
          </table:table-cell>
          <table:table-cell office:value-type="date" office:date-value="2024-03-27T00:00:00" table:style-name="ce5">
            <text:p>27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29" table:style-name="ce7">
            <text:p>2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3.05" table:style-name="ce8">
            <text:p>13.05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5">
          <table:table-cell office:value-type="float" office:value="638172" table:style-name="ce3">
            <text:p>63817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rks High Sheriff</text:p>
            <text:p>Newbury PS - Shoplifting</text:p>
          </table:table-cell>
          <table:table-cell office:value-type="date" office:date-value="2024-04-05T00:00:00" table:style-name="ce5">
            <text:p>05-Apr-24</text:p>
          </table:table-cell>
          <table:table-cell office:value-type="string" table:style-name="ce6">
            <text:p>Headquarters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1" table:style-name="ce7">
            <text:p>91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ut of Force Meeting</text:p>
          </table:table-cell>
          <table:table-cell office:value-type="string" table:style-name="ce6">
            <text:p>Paid</text:p>
          </table:table-cell>
          <table:table-cell office:value-type="float" office:value="40.950000000000003" table:style-name="ce8">
            <text:p>40.95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8173" table:style-name="ce3">
            <text:p>63817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Farnham Common Parish Council</text:p>
          </table:table-cell>
          <table:table-cell office:value-type="date" office:date-value="2024-04-08T00:00:00" table:style-name="ce5">
            <text:p>08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7" table:style-name="ce7">
            <text:p>9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3.65" table:style-name="ce8">
            <text:p>43.65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8174" table:style-name="ce3">
            <text:p>63817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ony Stratford business owners</text:p>
          </table:table-cell>
          <table:table-cell office:value-type="date" office:date-value="2024-04-10T00:00:00" table:style-name="ce5">
            <text:p>10-Ap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3" table:style-name="ce7">
            <text:p>9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1.85" table:style-name="ce8">
            <text:p>41.85</text:p>
          </table:table-cell>
          <table:table-cell office:value-type="float" office:value="5" table:style-name="ce9">
            <text:p>5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05-14T11:29:57Z</meta:creation-date>
    <dc:date>2024-05-15T08:54:46Z</dc:date>
    <meta:print-date>2024-05-15T08:53:55Z</meta:print-date>
  </office:meta>
</office:document-meta>
</file>